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" svg:font-family="Mono" style:font-pitch="fixed"/>
    <style:font-face style:name="WenQuanYi Zen Hei" svg:font-family="'WenQuanYi Zen Hei'" style:font-family-generic="modern" style:font-pitch="fixed"/>
    <style:font-face style:name="WenQuanYi Zen Hei1" svg:font-family="'WenQuanYi Zen Hei'" style:font-family-generic="system" style:font-pitch="variable"/>
  </office:font-face-decls>
  <office:automatic-styles>
    <style:style style:name="P1" style:family="paragraph" style:parent-style-name="Heading_20_1">
      <style:text-properties style:font-name="Mono" fo:font-size="16pt" officeooo:rsid="001a4c5a" officeooo:paragraph-rsid="001a4c5a" style:font-size-asian="16pt" style:font-size-complex="16pt"/>
    </style:style>
    <style:style style:name="P2" style:family="paragraph" style:parent-style-name="Text_20_body">
      <style:text-properties fo:font-size="10pt" officeooo:rsid="001a4c5a" officeooo:paragraph-rsid="001a4c5a" style:font-size-asian="10pt" style:font-size-complex="10pt"/>
    </style:style>
    <style:style style:name="P3" style:family="paragraph" style:parent-style-name="Text_20_body">
      <style:text-properties style:font-name="Mono" officeooo:paragraph-rsid="001b2049"/>
    </style:style>
    <style:style style:name="P4" style:family="paragraph" style:parent-style-name="Text_20_body">
      <style:paragraph-properties fo:margin-left="2.501cm" fo:margin-right="0cm" fo:text-indent="0cm" style:auto-text-indent="false"/>
      <style:text-properties style:font-name="Mono" officeooo:paragraph-rsid="001b2049"/>
    </style:style>
    <style:style style:name="P5" style:family="paragraph" style:parent-style-name="Text_20_body" style:master-page-name="">
      <loext:graphic-properties draw:fill="none"/>
      <style:paragraph-properties fo:margin-left="0.9cm" fo:margin-right="0cm" fo:margin-top="0cm" fo:margin-bottom="0.212cm" style:contextual-spacing="false" fo:text-indent="0cm" style:auto-text-indent="false" style:page-number="auto" fo:background-color="transparent"/>
      <style:text-properties style:font-name="Mono" fo:font-size="12pt" fo:font-weight="normal" officeooo:paragraph-rsid="001b204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049" style:font-weight-asian="bold" style:font-weight-complex="bold"/>
    </style:style>
    <style:style style:name="T3" style:family="text">
      <style:text-properties fo:font-weight="bold" officeooo:rsid="001e5514" style:font-weight-asian="bold" style:font-weight-complex="bold"/>
    </style:style>
    <style:style style:name="T4" style:family="text">
      <style:text-properties style:font-name="Mono"/>
    </style:style>
    <style:style style:name="T5" style:family="text">
      <style:text-properties officeooo:rsid="001b2049"/>
    </style:style>
    <style:style style:name="T6" style:family="text">
      <style:text-properties officeooo:rsid="001c5819"/>
    </style:style>
    <style:style style:name="T7" style:family="text">
      <style:text-properties officeooo:rsid="001e55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cking all over the world</text:h>
      <text:p text:style-name="P2"><text:span text:style-name="T4">1977 Status Quo (Original 1975 John Fogerty)</text:span></text:p>
      <text:p text:style-name="P3"><text:line-break/>C5<text:line-break/>Oh here we are and here we are and here we go<text:tab/><text:tab/><text:tab/><text:span text:style-name="T7">131</text:span><text:line-break/>F5<text:line-break/>All aboard and we're hittin' the road<text:line-break/>C5<text:line-break/>Here we go<text:line-break/>G5 <text:s text:c="20"/>C5<text:line-break/>Rockin' all over the world<text:line-break/><text:line-break/>Well gidy up gidy up and get away<text:line-break/>We're goin' crazy and we're goin' today<text:line-break/>Here we go, <text:span text:style-name="T5">r</text:span>ockin' all over the world</text:p>
      <text:p text:style-name="P4"><text:line-break/><text:span text:style-name="T1">C5<text:line-break/>And I like it, I like it, I like it, I like it<text:line-break/>F5<text:line-break/>I li-li-li-like it, li-li-li-like it<text:line-break/>C5<text:line-break/>Here we go<text:line-break/>G5 <text:s text:c="19"/>C5<text:line-break/>Rockin' all over the world</text:span></text:p>
      <text:p text:style-name="P3"><text:span text:style-name="T5">Solo:<text:line-break/>C F C G C <text:line-break/>C C/E F F#dim </text:span><text:span text:style-name="T2">C</text:span><text:span text:style-name="T5"> G C</text:span></text:p>
      <text:p text:style-name="P3">I'm gonna tell your mama what you're gonna do<text:line-break/>Come on out with your dancing shoes<text:line-break/>Here we go, rockin' all over the world <text:line-break/></text:p>
      <text:p text:style-name="P4"><text:span text:style-name="T2">Chorus C F C G C </text:span></text:p>
      <text:p text:style-name="P4"><text:span text:style-name="T1"><text:line-break/></text:span><text:span text:style-name="T2">Breaking Chorus C C/E F F#dim </text:span><text:span text:style-name="T3">G</text:span><text:span text:style-name="T2"> G C</text:span><text:span text:style-name="T1"><text:line-break/><text:line-break/></text:span><text:span text:style-name="T2">Chorus C F C G C </text:span></text:p>
      <text:p text:style-name="P4"><text:span text:style-name="T2"><text:line-break/>Chorus C C/E F F#dim C G C</text:span><text:line-break/></text:p>
      <text:p text:style-name="P5"><text:span text:style-name="T5">C C/E F F#dim </text:span><text:span text:style-name="T2">C</text:span><text:span text:style-name="T5"> G C<text:line-break/>C C/E F F#dim </text:span><text:span text:style-name="T2">G</text:span><text:span text:style-name="T5"> G C </text:span><text:span text:style-name="T6">x 3</text:span><text:span text:style-name="T5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" svg:font-family="Mono" style:font-pitch="fixed"/>
    <style:font-face style:name="WenQuanYi Zen Hei" svg:font-family="'WenQuanYi Zen Hei'" style:font-family-generic="modern" style:font-pitch="fixed"/>
    <style:font-face style:name="WenQuanYi Zen Hei1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Zen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Zen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1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1" style:font-family-asian="'WenQuanYi Zen Hei'" style:font-family-generic-asian="system" style:font-pitch-asian="variable" style:font-size-asian="24pt" style:font-weight-asian="bold" style:font-name-complex="Lohit Hindi1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1" style:font-family-asian="'WenQuanYi Zen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728cm" fo:margin-left="2.67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su </meta:initial-creator>
    <meta:creation-date>2011-06-11T17:15:40</meta:creation-date>
    <meta:printed-by>ksu </meta:printed-by>
    <meta:print-date>2011-06-11T17:18:08</meta:print-date>
    <dc:date>2024-03-08T19:48:06.691000000</dc:date>
    <meta:editing-duration>PT37M16S</meta:editing-duration>
    <meta:editing-cycles>8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0" meta:word-count="181" meta:character-count="805" meta:non-whitespace-character-count="580"/>
  </office:meta>
</office:document-meta>
</file>